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.075cm" fo:min-width="1.907cm"/>
    </style:style>
    <style:style style:name="gr2" style:family="graphic" style:parent-style-name="standard">
      <style:graphic-properties svg:stroke-color="#000000" draw:fill="solid" draw:fill-color="#00a933" draw:opacity="100%" draw:opacity-name="Transparency_20_2" draw:textarea-horizontal-align="justify" draw:textarea-vertical-align="middle" draw:auto-grow-height="false" fo:min-height="2.075cm" fo:min-width="1.907cm"/>
    </style:style>
    <style:style style:name="gr3" style:family="graphic" style:parent-style-name="standard">
      <style:graphic-properties draw:stroke="none" svg:stroke-color="#000000" draw:fill="none" draw:fill-color="#ffffff" fo:min-height="0.88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881cm"/>
      <style:paragraph-properties style:writing-mode="lr-tb"/>
    </style:style>
    <style:style style:name="gr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6" style:family="graphic" style:parent-style-name="objectwithoutfill">
      <style:graphic-properties svg:stroke-color="#111111" draw:marker-end="Arrow" draw:marker-end-width="0.3cm" draw:fill="solid" draw:textarea-vertical-align="middle"/>
    </style:style>
    <style:style style:name="gr7" style:family="graphic" style:parent-style-name="standard">
      <style:graphic-properties draw:stroke="none" draw:fill="none" fo:min-height="0.883cm"/>
      <style:paragraph-properties style:writing-mode="lr-tb"/>
    </style:style>
    <style:style style:name="gr8" style:family="graphic" style:parent-style-name="standard">
      <style:graphic-properties draw:stroke="none" draw:fill="none" fo:min-height="1.718cm"/>
      <style:paragraph-properties style:writing-mode="lr-tb"/>
    </style:style>
    <style:style style:name="gr9" style:family="graphic" style:parent-style-name="standard">
      <style:graphic-properties draw:stroke="none" draw:fill="none" fo:min-height="1.274cm"/>
      <style:paragraph-properties style:writing-mode="lr-tb"/>
    </style:style>
    <style:style style:name="gr10" style:family="graphic" style:parent-style-name="standard">
      <style:graphic-properties draw:stroke="none" draw:fill="none" fo:min-height="0.882cm"/>
      <style:paragraph-properties style:writing-mode="lr-tb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3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.62cm" fo:min-width="1.481cm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a933" draw:opacity="100%" draw:opacity-name="Transparency_20_2"/>
      <style:paragraph-properties fo:text-align="center"/>
    </style:style>
    <style:style style:name="P3" style:family="paragraph"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8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9" style:family="paragraph">
      <loext:graphic-properties draw:fill="solid"/>
      <style:paragraph-properties fo:text-align="center" style:writing-mode="lr-tb"/>
      <style:text-properties fo:font-weight="bold" style:font-weight-asian="bold" style:font-weight-complex="bold"/>
    </style:style>
    <style:style style:name="P10" style:family="paragraph">
      <style:paragraph-properties fo:text-align="center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1" draw:id="id1" draw:layer="layout" svg:width="3.403cm" svg:height="3.287cm" svg:x="2.143cm" svg:y="6.08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xml:id="id2" draw:id="id2" draw:layer="layout" svg:width="3.403cm" svg:height="3.287cm" svg:x="9.912cm" svg:y="6.08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xml:id="id3" draw:id="id3" draw:layer="layout" svg:width="3.403cm" svg:height="3.287cm" svg:x="17.233cm" svg:y="6.08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2" xml:id="id4" draw:id="id4" draw:layer="layout" svg:width="3.403cm" svg:height="3.287cm" svg:x="24.284cm" svg:y="6.08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xml:id="id5" draw:id="id5" draw:layer="layout" svg:width="3.403cm" svg:height="3.287cm" svg:x="2.176cm" svg:y="13.10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3" draw:text-style-name="P4" draw:layer="layout" svg:width="1.942cm" svg:height="1.132cm" svg:x="3.189cm" svg:y="7.131cm">
            <draw:text-box>
              <text:p text:style-name="P3">S0</text:p>
            </draw:text-box>
          </draw:frame>
          <draw:frame draw:style-name="gr4" draw:text-style-name="P4" draw:layer="layout" svg:width="1.942cm" svg:height="1.131cm" svg:x="10.808cm" svg:y="7.195cm">
            <draw:text-box>
              <text:p text:style-name="P3">S1</text:p>
            </draw:text-box>
          </draw:frame>
          <draw:frame draw:style-name="gr3" draw:text-style-name="P4" draw:layer="layout" svg:width="1.943cm" svg:height="1.132cm" svg:x="3.039cm" svg:y="14.153cm">
            <draw:text-box>
              <text:p text:style-name="P3">S4</text:p>
            </draw:text-box>
          </draw:frame>
          <draw:frame draw:style-name="gr4" draw:text-style-name="P4" draw:layer="layout" svg:width="1.942cm" svg:height="1.131cm" svg:x="18.129cm" svg:y="7.195cm">
            <draw:text-box>
              <text:p text:style-name="P3">S2</text:p>
            </draw:text-box>
          </draw:frame>
          <draw:frame draw:style-name="gr3" draw:text-style-name="P4" draw:layer="layout" svg:width="1.942cm" svg:height="1.132cm" svg:x="25.384cm" svg:y="7.107cm">
            <draw:text-box>
              <text:p text:style-name="P3">S3</text:p>
            </draw:text-box>
          </draw:frame>
          <draw:connector draw:style-name="gr5" draw:text-style-name="P5" draw:layer="layout" draw:type="curve" svg:x1="5.546cm" svg:y1="7.729cm" svg:x2="9.912cm" svg:y2="7.729cm" draw:start-shape="id1" draw:start-glue-point="10" draw:end-shape="id2" draw:end-glue-point="6" svg:d="M5546 7729h4366" svg:viewBox="0 0 4367 1">
            <text:p/>
          </draw:connector>
          <draw:connector draw:style-name="gr5" draw:text-style-name="P5" draw:layer="layout" draw:type="curve" svg:x1="13.315cm" svg:y1="7.729cm" svg:x2="17.233cm" svg:y2="7.729cm" draw:start-shape="id2" draw:start-glue-point="10" draw:end-shape="id3" draw:end-glue-point="6" svg:d="M13315 7729h3918" svg:viewBox="0 0 3919 1">
            <text:p/>
          </draw:connector>
          <draw:connector draw:style-name="gr6" draw:text-style-name="P5" draw:layer="layout" draw:type="curve" svg:x1="20.636cm" svg:y1="7.729cm" svg:x2="24.284cm" svg:y2="7.728cm" draw:start-shape="id3" draw:start-glue-point="10" draw:end-shape="id4" svg:d="M20636 7729c2736 0 912-1 3648-1" svg:viewBox="0 0 3649 2">
            <text:p/>
          </draw:connector>
          <draw:connector draw:style-name="gr5" draw:text-style-name="P5" draw:layer="layout" draw:type="curve" svg:x1="3.845cm" svg:y1="9.372cm" svg:x2="3.878cm" svg:y2="13.107cm" draw:start-shape="id1" draw:start-glue-point="8" draw:end-shape="id5" draw:end-glue-point="4" svg:d="M3845 9372c0 2800 33 933 33 3735" svg:viewBox="0 0 34 3736">
            <text:p/>
          </draw:connector>
          <draw:connector draw:style-name="gr5" draw:text-style-name="P5" draw:layer="layout" draw:type="curve" svg:x1="17.731cm" svg:y1="6.566cm" svg:x2="12.817cm" svg:y2="6.566cm" draw:start-shape="id3" draw:start-glue-point="5" draw:end-shape="id2" draw:end-glue-point="11" svg:d="M17731 6566c0-1474-4914-1474-4914 0" svg:viewBox="0 0 4915 1106">
            <text:p/>
          </draw:connector>
          <draw:connector draw:style-name="gr5" draw:text-style-name="P5" draw:layer="layout" draw:type="curve" svg:x1="25.986cm" svg:y1="9.372cm" svg:x2="5.081cm" svg:y2="15.913cm" draw:start-shape="id4" draw:start-glue-point="8" draw:end-shape="id5" draw:end-glue-point="9" svg:d="M25986 9372c0 11284-20905 8014-20905 6541" svg:viewBox="0 0 20906 8139">
            <text:p/>
          </draw:connector>
          <draw:frame draw:style-name="gr3" draw:text-style-name="P7" draw:layer="layout" svg:width="1.943cm" svg:height="1.132cm" svg:x="6.774cm" svg:y="6.384cm">
            <draw:text-box>
              <text:p text:style-name="P6">a</text:p>
            </draw:text-box>
          </draw:frame>
          <draw:frame draw:style-name="gr7" draw:text-style-name="P8" draw:layer="layout" svg:width="1.004cm" svg:height="1.133cm" svg:x="14.884cm" svg:y="6.384cm">
            <draw:text-box>
              <text:p text:style-name="P6"><text:span text:style-name="T1">b</text:span></text:p>
            </draw:text-box>
          </draw:frame>
          <draw:frame draw:style-name="gr7" draw:text-style-name="P8" draw:layer="layout" svg:width="1.003cm" svg:height="1.133cm" svg:x="14.992cm" svg:y="4.056cm">
            <draw:text-box>
              <text:p text:style-name="P6"><text:span text:style-name="T1">b</text:span></text:p>
            </draw:text-box>
          </draw:frame>
          <draw:frame draw:style-name="gr7" draw:text-style-name="P8" draw:layer="layout" svg:width="1.004cm" svg:height="1.133cm" svg:x="21.906cm" svg:y="6.446cm">
            <draw:text-box>
              <text:p text:style-name="P6"><text:span text:style-name="T1">c</text:span></text:p>
            </draw:text-box>
          </draw:frame>
          <draw:frame draw:style-name="gr8" draw:text-style-name="P8" draw:layer="layout" svg:width="2.199cm" svg:height="1.968cm" svg:x="3.978cm" svg:y="10.392cm">
            <draw:text-box>
              <text:p text:style-name="P6"><text:span text:style-name="T1">b</text:span><text:span text:style-name="T1">,</text:span><text:span text:style-name="T1">c</text:span></text:p>
            </draw:text-box>
          </draw:frame>
          <draw:frame draw:style-name="gr9" draw:text-style-name="P8" draw:layer="layout" svg:width="4.191cm" svg:height="1.524cm" svg:x="17.256cm" svg:y="15.351cm">
            <draw:text-box>
              <text:p text:style-name="P6"><text:span text:style-name="T1">a, b, c</text:span></text:p>
            </draw:text-box>
          </draw:frame>
          <draw:connector draw:style-name="gr5" draw:text-style-name="P9" draw:layer="layout" draw:type="line" svg:x1="10.41cm" svg:y1="8.891cm" svg:x2="5.081cm" svg:y2="13.588cm" draw:start-shape="id2" draw:start-glue-point="7" draw:end-shape="id5" draw:end-glue-point="11" svg:d="M10410 8891l-5329 4697" svg:viewBox="0 0 5330 4698">
            <text:p/>
          </draw:connector>
          <draw:frame draw:style-name="gr10" draw:text-style-name="P8" draw:layer="layout" svg:width="1.592cm" svg:height="1.132cm" svg:x="6.774cm" svg:y="9.82cm">
            <draw:text-box>
              <text:p text:style-name="P6"><text:span text:style-name="T1">a,c</text:span></text:p>
            </draw:text-box>
          </draw:frame>
          <draw:connector draw:style-name="gr5" draw:text-style-name="P5" draw:layer="layout" draw:type="curve" svg:x1="18.935cm" svg:y1="9.372cm" svg:x2="5.579cm" svg:y2="14.751cm" draw:start-shape="id3" draw:start-glue-point="8" draw:end-shape="id5" draw:end-glue-point="10" svg:d="M18935 9372c0 3586-4452 5379-13356 5379" svg:viewBox="0 0 13357 5380">
            <text:p/>
          </draw:connector>
          <draw:frame draw:style-name="gr7" draw:text-style-name="P8" draw:layer="layout" svg:width="1.672cm" svg:height="1.133cm" svg:x="14.842cm" svg:y="12.36cm">
            <draw:text-box>
              <text:p text:style-name="P6"><text:span text:style-name="T1">a</text:span></text:p>
            </draw:text-box>
          </draw:frame>
          <draw:connector draw:style-name="gr11" draw:text-style-name="P10" draw:layer="layout" svg:x1="28.587cm" svg:y1="10.783cm" svg:x2="28.587cm" svg:y2="10.783cm" svg:d="M28587 10783z" svg:viewBox="0 0 1 1">
            <text:p/>
          </draw:connector>
          <draw:connector draw:style-name="gr5" draw:text-style-name="P5" draw:layer="layout" draw:type="curve" svg:x1="2.176cm" svg:y1="14.751cm" svg:x2="3.878cm" svg:y2="16.394cm" draw:start-shape="id5" draw:start-glue-point="6" draw:end-shape="id5" draw:end-glue-point="8" svg:d="M2176 14751c-753 0-628 1072-14 1671s1716 723 1716-28" svg:viewBox="0 0 2223 2165">
            <text:p/>
          </draw:connector>
          <draw:frame draw:style-name="gr12" draw:text-style-name="P12" draw:layer="layout" svg:width="4.191cm" svg:height="1.27cm" svg:x="1.635cm" svg:y="17.51cm">
            <draw:text-box>
              <text:p text:style-name="P11"><text:span text:style-name="T1">a, </text:span><text:span text:style-name="T1">b, </text:span><text:span text:style-name="T1">c</text:span></text:p>
            </draw:text-box>
          </draw:frame>
          <draw:custom-shape draw:style-name="gr13" draw:text-style-name="P1" draw:layer="layout" svg:width="2.949cm" svg:height="2.794cm" svg:x="24.495cm" svg:y="6.33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2" draw:display-name="Transparency 2" draw:style="axial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22:18:07.096970041</meta:creation-date>
    <dc:date>2021-09-25T12:50:19.416866557</dc:date>
    <meta:editing-duration>PT30M10S</meta:editing-duration>
    <meta:editing-cycles>2</meta:editing-cycles>
    <meta:generator>LibreOffice/6.4.7.2$Linux_X86_64 LibreOffice_project/40$Build-2</meta:generator>
    <meta:document-statistic meta:object-count="31"/>
  </office:meta>
</office:document-meta>
</file>